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T Web-based Gradebook</text:p>
      <text:p text:style-name="Standard"/>
      <text:p text:style-name="Standard">September 28, 2006</text:p>
      <text:p text:style-name="Standard"/>
      <text:p text:style-name="Standard">Cameron Palmer</text:p>
      <text:p text:style-name="Standard">Robert Thompson</text:p>
      <text:p text:style-name="Standard">Justin Blaydes</text:p>
      <text:p text:style-name="Standard">David Turkdill</text:p>
      <text:p text:style-name="Standard"/>
      <text:p text:style-name="Standard">Introduction</text:p>
      <text:p text:style-name="Standard"/>
      <text:p text:style-name="Standard">The Web-based Gradebook will allow instructors to manage their class grades through a web browser. The system will allow instructors to create a profile for each of their classes, including customizable category creation. The gradebook will also allow for the import/export of students from/to a CSV file, as well as the manual entry of individual students. Management of each class gradebook will occur through a grid-based layout where the instructor can see all the grades of all the students, and that can hide categories of assignments to better manage the screen real estate.</text:p>
      <text:p text:style-name="Standard"/>
      <text:p text:style-name="Standard">Student Import/Export File Format</text:p>
      <text:p text:style-name="Standard">#emplid,first_name,middle_name,last_name,euid,email,phone</text:p>
      <text:p text:style-name="Standard">10235567,John,Randall,Smith,jrs0147,<text:a xlink:type="simple" xlink:href="mailto:jrs@example.com">jrs@example.com</text:a>,9405551212</text:p>
      <text:p text:style-name="Standard"/>
      <text:p text:style-name="Standard">Underlying System Requirements</text:p>
      <text:p text:style-name="Standard">x86 compatible system</text:p>
      <text:p text:style-name="Standard">Ubuntu Linux 6.06 LTS</text:p>
      <text:p text:style-name="Standard">Apache 2</text:p>
      <text:p text:style-name="Standard">PHP5</text:p>
      <text:p text:style-name="Standard">MySQL</text:p>
      <text:p text:style-name="Standard"/>
      <text:p text:style-name="Standard">Software Requirements</text:p>
      <text:p text:style-name="Standard">...</text:p>
      <text:p text:style-name="Standard"/>
      <text:p text:style-name="Standard"/>
      <text:p text:style-name="Standard">Glossary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Cameron Palmer</meta:initial-creator>
    <meta:creation-date>2006-09-28T16:59:19</meta:creation-date>
    <dc:creator>Cameron Palmer</dc:creator>
    <dc:date>2006-09-28T17:27:58</dc:date>
    <dc:language>en-US</dc:language>
    <meta:editing-cycles>2</meta:editing-cycles>
    <meta:editing-duration>PT12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0" meta:word-count="153" meta:character-count="964"/>
  </office:meta>
</office:document-meta>
</file>